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4" style:parent-style-name="Heading1" style:family="paragraph">
      <style:text-properties style:font-name="Calibri" style:use-window-font-color="true" fo:font-size="11pt" style:font-size-asian="11pt" style:font-size-complex="11pt"/>
    </style:style>
    <style:style style:name="P5" style:parent-style-name="Heading1" style:family="paragraph">
      <style:text-properties style:font-name="Calibri" fo:font-style="italic" style:font-style-asian="italic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P6" style:parent-style-name="Heading1" style:family="paragraph">
      <style:text-properties style:font-name="Calibri" style:use-window-font-color="true" fo:font-size="11pt" style:font-size-asian="11pt" style:font-size-complex="11pt"/>
    </style:style>
    <style:style style:name="P7" style:parent-style-name="Heading1" style:family="paragraph"/>
    <style:style style:name="T8" style:parent-style-name="DefaultParagraphFont" style:family="text">
      <style:text-properties style:font-name="Calibri" style:use-window-font-color="true" fo:font-size="11pt" style:font-size-asian="11pt" style:font-size-complex="11pt"/>
    </style:style>
    <style:style style:name="T9" style:parent-style-name="DefaultParagraphFont" style:family="text">
      <style:text-properties style:font-name="Calibri" style:use-window-font-color="true" fo:font-size="11pt" style:font-size-asian="11pt" style:font-size-complex="11pt"/>
    </style:style>
    <style:style style:name="T10" style:parent-style-name="DefaultParagraphFont" style:family="text">
      <style:text-properties style:font-name="Calibri" style:use-window-font-color="true" fo:font-size="11pt" style:font-size-asian="11pt" style:font-size-complex="11pt"/>
    </style:style>
    <style:style style:name="T11" style:parent-style-name="DefaultParagraphFont" style:family="text">
      <style:text-properties style:font-name="Calibri" style:use-window-font-color="true" fo:font-size="11pt" style:font-size-asian="11pt" style:font-size-complex="11pt"/>
    </style:style>
    <style:style style:name="P12" style:parent-style-name="Heading1" style:family="paragraph">
      <style:text-properties style:font-name="Calibri" fo:font-style="italic" style:font-style-asian="italic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P13" style:parent-style-name="Heading1" style:family="paragraph"/>
    <style:style style:name="T14" style:parent-style-name="DefaultParagraphFont" style:family="text">
      <style:text-properties style:font-name="Calibri" style:use-window-font-color="true" fo:font-size="11pt" style:font-size-asian="11pt" style:font-size-complex="11pt"/>
    </style:style>
    <style:style style:name="T15" style:parent-style-name="DefaultParagraphFont" style:family="text">
      <style:text-properties style:font-name="Calibri" style:use-window-font-color="true" fo:font-size="11pt" style:font-size-asian="11pt" style:font-size-complex="11pt"/>
    </style:style>
    <style:style style:name="T16" style:parent-style-name="DefaultParagraphFont" style:family="text">
      <style:text-properties style:font-name="Calibri" style:use-window-font-color="true" fo:font-size="11pt" style:font-size-asian="11pt" style:font-size-complex="11pt"/>
    </style:style>
    <style:style style:name="T17" style:parent-style-name="DefaultParagraphFont" style:family="text">
      <style:text-properties style:font-name="Calibri" style:use-window-font-color="true" fo:font-size="11pt" style:font-size-asian="11pt" style:font-size-complex="11pt"/>
    </style:style>
    <style:style style:name="P18" style:parent-style-name="Heading1" style:family="paragraph"/>
    <style:style style:name="T19" style:parent-style-name="DefaultParagraphFont" style:family="text">
      <style:text-properties style:font-name="Calibri" style:use-window-font-color="true" fo:font-size="11pt" style:font-size-asian="11pt" style:font-size-complex="11pt"/>
    </style:style>
    <style:style style:name="T20" style:parent-style-name="DefaultParagraphFont" style:family="text">
      <style:text-properties style:font-name="Calibri" style:use-window-font-color="true" fo:font-size="11pt" style:font-size-asian="11pt" style:font-size-complex="11pt"/>
    </style:style>
    <style:style style:name="T21" style:parent-style-name="DefaultParagraphFont" style:family="text">
      <style:text-properties style:font-name="Calibri" style:use-window-font-color="true" fo:font-size="11pt" style:font-size-asian="11pt" style:font-size-complex="11pt"/>
    </style:style>
    <style:style style:name="T22" style:parent-style-name="DefaultParagraphFont" style:family="text">
      <style:text-properties style:font-name="Calibri" style:use-window-font-color="true" fo:font-size="11pt" style:font-size-asian="11pt" style:font-size-complex="11pt"/>
    </style:style>
    <style:style style:name="P23" style:parent-style-name="Heading1" style:family="paragraph"/>
    <style:style style:name="T24" style:parent-style-name="DefaultParagraphFont" style:family="text">
      <style:text-properties style:font-name="Calibri" style:use-window-font-color="true" fo:font-size="11pt" style:font-size-asian="11pt" style:font-size-complex="11pt"/>
    </style:style>
    <style:style style:name="P25" style:parent-style-name="Heading1" style:family="paragraph"/>
    <style:style style:name="T26" style:parent-style-name="DefaultParagraphFont" style:family="text">
      <style:text-properties style:font-name="Calibri" style:use-window-font-color="true" fo:font-size="11pt" style:font-size-asian="11pt" style:font-size-complex="11pt"/>
    </style:style>
    <style:style style:name="T27" style:parent-style-name="DefaultParagraphFont" style:family="text">
      <style:text-properties style:font-name="Calibri" style:use-window-font-color="true" fo:font-size="11pt" style:font-size-asian="11pt" style:font-size-complex="11pt"/>
    </style:style>
    <style:style style:name="T28" style:parent-style-name="DefaultParagraphFont" style:family="text">
      <style:text-properties style:font-name="Calibri" style:use-window-font-color="true" fo:font-size="11pt" style:font-size-asian="11pt" style:font-size-complex="11pt"/>
    </style:style>
    <style:style style:name="P29" style:parent-style-name="Heading1" style:family="paragraph">
      <style:text-properties style:font-name="Calibri" style:use-window-font-color="true" fo:font-size="11pt" style:font-size-asian="11pt" style:font-size-complex="11pt"/>
    </style:style>
    <style:style style:name="P30" style:parent-style-name="Heading1" style:family="paragraph">
      <style:text-properties style:font-name="Calibri" style:use-window-font-color="true" fo:font-size="11pt" style:font-size-asian="11pt" style:font-size-complex="11pt"/>
    </style:style>
    <style:style style:name="P31" style:parent-style-name="Heading1" style:family="paragraph">
      <style:text-properties style:font-name="Calibri" style:use-window-font-color="true" fo:font-size="11pt" style:font-size-asian="11pt" style:font-size-complex="11pt"/>
    </style:style>
    <style:style style:name="P32" style:parent-style-name="Heading1" style:family="paragraph">
      <style:text-properties style:font-name="Calibri" style:use-window-font-color="true" fo:font-size="11pt" style:font-size-asian="11pt" style:font-size-complex="11pt"/>
    </style:style>
    <style:style style:name="P33" style:parent-style-name="Heading1" style:family="paragraph">
      <style:text-properties style:font-name="Calibri" style:use-window-font-color="true" fo:font-size="11pt" style:font-size-asian="11pt" style:font-size-complex="11pt"/>
    </style:style>
    <style:style style:name="P34" style:parent-style-name="Heading1" style:family="paragraph"/>
    <style:style style:name="T35" style:parent-style-name="DefaultParagraphFont" style:family="text">
      <style:text-properties style:font-name="Calibri" style:use-window-font-color="true" fo:font-size="11pt" style:font-size-asian="11pt" style:font-size-complex="11pt"/>
    </style:style>
  </office:automatic-styles>
  <office:body>
    <office:text text:use-soft-page-breaks="true">
      <text:h text:style-name="P1" text:outline-level="1">Datawarehouse</text:h>
      <text:h text:style-name="P4" text:outline-level="1">Ein Data-Warehouse (abgekürzt DW oder DWH) oder Datenlager ist eine für Analysezwecke optimierte zentrale Datenbank, die Daten aus mehreren, in der Regel heterogenen<text:s/>Quellen zusammenführt und verdichtet.</text:h>
      <text:h text:style-name="Heading2" text:outline-level="2">Erstellung</text:h>
      <text:h text:style-name="P5" text:outline-level="1">Der Erstellung eines Data-Warehouses liegen zwei Leitgedanken zugrunde:</text:h>
      <text:list text:style-name="LFO1" text:continue-numbering="true">
        <text:list-item>
          <text:p text:style-name="P6">Integration von Daten aus verteilten und unterschiedlich strukturierten Datenbeständen, um im Data-Warehouse eine globale Sicht auf die<text:s/>Quelldaten und damit übergreifende Auswertungen zu ermöglichen.</text:p>
        </text:list-item>
      </text:list>
      <text:list text:style-name="LFO1" text:continue-numbering="true">
        <text:list-item>
          <text:p text:style-name="P7"><text:span text:style-name="T8">Separation der Daten, die für das operative Geschäft genutzt werden, von solchen Daten, die im Data-Warehouse etwa für Aufgaben des Berichtswesens, der Entscheidungsunterstützung, der Geschäf</text:span><text:span text:style-name="T9">tsanalyse sowie des </text:span><text:a office:title="Controlling" xlink:href="https://de.wikipedia.org/wiki/Controlling" office:target-frame-name="_top" xlink:show="replace"><text:span text:style-name="T10">Controllings</text:span></text:a><text:span text:style-name="T11"> und der Unternehmensführung verwendet werden. </text:span></text:p>
        </text:list-item>
      </text:list>
      <text:h text:style-name="P12" text:outline-level="1">Zum Data-Warehousing gehören:</text:h>
      <text:list text:style-name="LFO1" text:continue-numbering="true">
        <text:list-item>
          <text:p text:style-name="P13"><text:span text:style-name="T14">Datenbeschaffung, Datenintegration (</text:span><text:a office:title="Staging (Datenbank)" xlink:href="https://de.wikipedia.org/wiki/Staging_(Datenbank)" office:target-frame-name="_top" xlink:show="replace"><text:span text:style-name="T15">Staging</text:span></text:a><text:span text:style-name="T16">) und Weiterverarbeitung im </text:span><text:a office:title="ETL-Prozess" xlink:href="https://de.wikipedia.org/wiki/ETL-Prozess" office:target-frame-name="_top" xlink:show="replace"><text:span text:style-name="T17">ETL-Prozess</text:span></text:a></text:p>
        </text:list-item>
      </text:list>
      <text:list text:style-name="LFO1" text:continue-numbering="true">
        <text:list-item>
          <text:p text:style-name="P18"><text:span text:style-name="T19">Datenhaltung, das heißt die langfristige Speicherung der Daten im Data-Ware</text:span><text:span text:style-name="T20">house (siehe auch </text:span><text:a office:title="Langzeitarchivierung" xlink:href="https://de.wikipedia.org/wiki/Langzeitarchivierung" office:target-frame-name="_top" xlink:show="replace"><text:span text:style-name="T21">Langzeitarchivierung</text:span></text:a><text:span text:style-name="T22">)</text:span></text:p>
        </text:list-item>
      </text:list>
      <text:list text:style-name="LFO1" text:continue-numbering="true">
        <text:list-item>
          <text:p text:style-name="P23"><text:span text:style-name="T24">Datenauswertung und -analyse</text:span></text:p>
        </text:list-item>
      </text:list>
      <text:list text:style-name="LFO1" text:continue-numbering="true">
        <text:list-item>
          <text:p text:style-name="P25"><text:span text:style-name="T26">Versorgung und Datenhaltung der für die Analyse notwendigen separaten Datenbestände, den </text:span><text:a office:title="Data-Mart" xlink:href="https://de.wikipedia.org/wiki/Data-Mart" office:target-frame-name="_top" xlink:show="replace"><text:span text:style-name="T27">Data-Marts</text:span></text:a><text:span text:style-name="T28">.</text:span></text:p>
        </text:list-item>
      </text:list>
      <text:p text:style-name="Normal"/>
      <text:h text:style-name="Heading2" text:outline-level="2">Anwendung</text:h>
      <text:list text:style-name="LFO1" text:continue-numbering="true">
        <text:list-item>
          <text:p text:style-name="P29">Integration von Daten aus unterschiedlich strukturierten und verteilten Datenbeständen, um eine globale Sicht auf die Quelldaten und damit übergreifende Auswertungen<text:s/>zu ermöglichen</text:p>
        </text:list-item>
      </text:list>
      <text:list text:style-name="LFO1" text:continue-numbering="true">
        <text:list-item>
          <text:p text:style-name="P30">Ermittlung verborgener Zusammenhänge zwischen Daten durch Data-Mining.</text:p>
        </text:list-item>
      </text:list>
      <text:list text:style-name="LFO1" text:continue-numbering="true">
        <text:list-item>
          <text:p text:style-name="P31">Schnelle und flexible Verfügbarkeit von Berichten, Statistiken und Kennzahlen, um etwa Zusammenhänge zwischen Markt und Leistungsangebot erkennen zu können</text:p>
        </text:list-item>
      </text:list>
      <text:list text:style-name="LFO1" text:continue-numbering="true">
        <text:list-item>
          <text:p text:style-name="P32">Umfassende Information über Geschäftsobjekte und Zusammenhänge</text:p>
        </text:list-item>
      </text:list>
      <text:list text:style-name="LFO1" text:continue-numbering="true">
        <text:list-item>
          <text:p text:style-name="P33">Transparenz im Zeitablauf zu Geschäftsprozessen, Kosten und Ressourceneinsatz</text:p>
        </text:list-item>
      </text:list>
      <text:list text:style-name="LFO1" text:continue-numbering="true">
        <text:list-item>
          <text:p text:style-name="P34"><text:span text:style-name="T35">Informationsbereitstellung, zum Beispiel für die Erstellung von Produktkataloge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2" style:parent-style-name="DefaultParagraphFont" style:family="text">
      <style:text-properties fo:font-style="italic" style:font-style-asian="italic" fo:font-size="8pt" style:font-size-asian="8pt" fo:language="en" fo:country="US"/>
    </style:style>
    <style:style style:name="T3" style:parent-style-name="Hyperlink" style:family="text">
      <style:text-properties fo:font-style="italic" style:font-style-asian="italic" fo:font-size="8pt" style:font-size-asian="8pt" fo:language="en" fo:country="US"/>
    </style:style>
  </office:automatic-styles>
  <office:master-styles>
    <style:master-page style:name="MP0" style:page-layout-name="PL0">
      <style:header>
        <text:p text:style-name="Header">Blaschke, Judth<text:tab/>5AHIFS<text:tab/>03.10.2018</text:p>
      </style:header>
      <style:footer>
        <text:p text:style-name="Footer"><text:span text:style-name="T2">git repository:<text:s/></text:span><text:a xlink:href="https://github.com/julian-blaschke/Schule/tree/master/2018%2619/DBI/theorie/data-warehouse" office:target-frame-name="_top" xlink:show="replace"><text:span text:style-name="T3">https://github.com/julian-blaschke/Schule/tree/master/2018%2619/DBI/theorie/data-warehouse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LASCHKE Julian, 5AHIFS</meta:initial-creator>
    <dc:creator>BLASCHKE Julian, 5AHIFS</dc:creator>
    <meta:creation-date>2018-10-03T12:24:00Z</meta:creation-date>
    <dc:date>2018-10-09T07:48:00Z</dc:date>
    <meta:template xlink:href="Normal.dotm" xlink:type="simple"/>
    <meta:editing-cycles>67</meta:editing-cycles>
    <meta:editing-duration>PT0S</meta:editing-duration>
    <meta:document-statistic meta:page-count="1" meta:paragraph-count="4" meta:word-count="298" meta:character-count="2178" meta:row-count="15" meta:non-whitespace-character-count="1884"/>
  </office:meta>
</office:document-meta>
</file>